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S_SA_ID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28955" calcext:value-type="float">
            <text:p>2289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388" calcext:value-type="float">
            <text:p>2303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462" calcext:value-type="float">
            <text:p>2304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0" calcext:value-type="float">
            <text:p>2305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1" calcext:value-type="float">
            <text:p>2305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2" calcext:value-type="float">
            <text:p>2305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3" calcext:value-type="float">
            <text:p>2305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4" calcext:value-type="float">
            <text:p>2305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5" calcext:value-type="float">
            <text:p>2305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6" calcext:value-type="float">
            <text:p>2305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8" calcext:value-type="float">
            <text:p>2305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89" calcext:value-type="float">
            <text:p>2305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0" calcext:value-type="float">
            <text:p>2305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1" calcext:value-type="float">
            <text:p>2305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2" calcext:value-type="float">
            <text:p>2305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5" calcext:value-type="float">
            <text:p>2305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7" calcext:value-type="float">
            <text:p>2305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8" calcext:value-type="float">
            <text:p>2305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599" calcext:value-type="float">
            <text:p>2305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0" calcext:value-type="float">
            <text:p>2306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1" calcext:value-type="float">
            <text:p>2306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2" calcext:value-type="float">
            <text:p>2306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3" calcext:value-type="float">
            <text:p>2306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4" calcext:value-type="float">
            <text:p>2306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5" calcext:value-type="float">
            <text:p>2306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06" calcext:value-type="float">
            <text:p>2306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3" calcext:value-type="float">
            <text:p>2306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4" calcext:value-type="float">
            <text:p>2306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5" calcext:value-type="float">
            <text:p>2306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6" calcext:value-type="float">
            <text:p>2306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7" calcext:value-type="float">
            <text:p>2306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8" calcext:value-type="float">
            <text:p>2306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29" calcext:value-type="float">
            <text:p>2306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0" calcext:value-type="float">
            <text:p>2306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1" calcext:value-type="float">
            <text:p>2306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2" calcext:value-type="float">
            <text:p>2306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3" calcext:value-type="float">
            <text:p>2306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4" calcext:value-type="float">
            <text:p>2306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5" calcext:value-type="float">
            <text:p>2306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6" calcext:value-type="float">
            <text:p>2306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7" calcext:value-type="float">
            <text:p>2306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8" calcext:value-type="float">
            <text:p>2306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39" calcext:value-type="float">
            <text:p>2306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40" calcext:value-type="float">
            <text:p>2306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41" calcext:value-type="float">
            <text:p>2306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42" calcext:value-type="float">
            <text:p>2306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86" calcext:value-type="float">
            <text:p>2306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691" calcext:value-type="float">
            <text:p>2306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891" calcext:value-type="float">
            <text:p>2308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892" calcext:value-type="float">
            <text:p>2308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895" calcext:value-type="float">
            <text:p>2308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896" calcext:value-type="float">
            <text:p>2308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0929" calcext:value-type="float">
            <text:p>2309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070" calcext:value-type="float">
            <text:p>2310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087" calcext:value-type="float">
            <text:p>2310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089" calcext:value-type="float">
            <text:p>2310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03" calcext:value-type="float">
            <text:p>2311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04" calcext:value-type="float">
            <text:p>2311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12" calcext:value-type="float">
            <text:p>2311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14" calcext:value-type="float">
            <text:p>2311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15" calcext:value-type="float">
            <text:p>2311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17" calcext:value-type="float">
            <text:p>2311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18" calcext:value-type="float">
            <text:p>2311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20" calcext:value-type="float">
            <text:p>2311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21" calcext:value-type="float">
            <text:p>2311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29" calcext:value-type="float">
            <text:p>2311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30" calcext:value-type="float">
            <text:p>2311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36" calcext:value-type="float">
            <text:p>2311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37" calcext:value-type="float">
            <text:p>2311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45" calcext:value-type="float">
            <text:p>2311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52" calcext:value-type="float">
            <text:p>2311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60" calcext:value-type="float">
            <text:p>2311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66" calcext:value-type="float">
            <text:p>2311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68" calcext:value-type="float">
            <text:p>2311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70" calcext:value-type="float">
            <text:p>2311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171" calcext:value-type="float">
            <text:p>2311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207" calcext:value-type="float">
            <text:p>2312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216" calcext:value-type="float">
            <text:p>2312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222" calcext:value-type="float">
            <text:p>2312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292" calcext:value-type="float">
            <text:p>2312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0" calcext:value-type="float">
            <text:p>2313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1" calcext:value-type="float">
            <text:p>2313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2" calcext:value-type="float">
            <text:p>2313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7" calcext:value-type="float">
            <text:p>2313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8" calcext:value-type="float">
            <text:p>2313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09" calcext:value-type="float">
            <text:p>2313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13" calcext:value-type="float">
            <text:p>2313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14" calcext:value-type="float">
            <text:p>2313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17" calcext:value-type="float">
            <text:p>2313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318" calcext:value-type="float">
            <text:p>2313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43" calcext:value-type="float">
            <text:p>2314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44" calcext:value-type="float">
            <text:p>2314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60" calcext:value-type="float">
            <text:p>2314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61" calcext:value-type="float">
            <text:p>2314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62" calcext:value-type="float">
            <text:p>2314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71" calcext:value-type="float">
            <text:p>2314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90" calcext:value-type="float">
            <text:p>2314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91" calcext:value-type="float">
            <text:p>2314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92" calcext:value-type="float">
            <text:p>2314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494" calcext:value-type="float">
            <text:p>2314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57" calcext:value-type="float">
            <text:p>2315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58" calcext:value-type="float">
            <text:p>2315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59" calcext:value-type="float">
            <text:p>2315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72" calcext:value-type="float">
            <text:p>2315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87" calcext:value-type="float">
            <text:p>2315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88" calcext:value-type="float">
            <text:p>2315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98" calcext:value-type="float">
            <text:p>2315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599" calcext:value-type="float">
            <text:p>2315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02" calcext:value-type="float">
            <text:p>2316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03" calcext:value-type="float">
            <text:p>2316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13" calcext:value-type="float">
            <text:p>2316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14" calcext:value-type="float">
            <text:p>2316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23" calcext:value-type="float">
            <text:p>2316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24" calcext:value-type="float">
            <text:p>2316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25" calcext:value-type="float">
            <text:p>2316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26" calcext:value-type="float">
            <text:p>2316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32" calcext:value-type="float">
            <text:p>2316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33" calcext:value-type="float">
            <text:p>2316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58" calcext:value-type="float">
            <text:p>2316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60" calcext:value-type="float">
            <text:p>2316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61" calcext:value-type="float">
            <text:p>2316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0" calcext:value-type="float">
            <text:p>2316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1" calcext:value-type="float">
            <text:p>2316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2" calcext:value-type="float">
            <text:p>2316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3" calcext:value-type="float">
            <text:p>2316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5" calcext:value-type="float">
            <text:p>2316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6" calcext:value-type="float">
            <text:p>2316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8" calcext:value-type="float">
            <text:p>2316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79" calcext:value-type="float">
            <text:p>2316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1" calcext:value-type="float">
            <text:p>2316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2" calcext:value-type="float">
            <text:p>2316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3" calcext:value-type="float">
            <text:p>2316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4" calcext:value-type="float">
            <text:p>2316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6" calcext:value-type="float">
            <text:p>2316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87" calcext:value-type="float">
            <text:p>2316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92" calcext:value-type="float">
            <text:p>2316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94" calcext:value-type="float">
            <text:p>2316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95" calcext:value-type="float">
            <text:p>2316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96" calcext:value-type="float">
            <text:p>2316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698" calcext:value-type="float">
            <text:p>2316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0" calcext:value-type="float">
            <text:p>2317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2" calcext:value-type="float">
            <text:p>2317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3" calcext:value-type="float">
            <text:p>2317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4" calcext:value-type="float">
            <text:p>2317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5" calcext:value-type="float">
            <text:p>2317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6" calcext:value-type="float">
            <text:p>2317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7" calcext:value-type="float">
            <text:p>2317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8" calcext:value-type="float">
            <text:p>2317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09" calcext:value-type="float">
            <text:p>2317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11" calcext:value-type="float">
            <text:p>2317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13" calcext:value-type="float">
            <text:p>2317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15" calcext:value-type="float">
            <text:p>2317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17" calcext:value-type="float">
            <text:p>2317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19" calcext:value-type="float">
            <text:p>2317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21" calcext:value-type="float">
            <text:p>2317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23" calcext:value-type="float">
            <text:p>2317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27" calcext:value-type="float">
            <text:p>2317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28" calcext:value-type="float">
            <text:p>2317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29" calcext:value-type="float">
            <text:p>2317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0" calcext:value-type="float">
            <text:p>2317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1" calcext:value-type="float">
            <text:p>2317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3" calcext:value-type="float">
            <text:p>2317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5" calcext:value-type="float">
            <text:p>2317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7" calcext:value-type="float">
            <text:p>2317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39" calcext:value-type="float">
            <text:p>2317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41" calcext:value-type="float">
            <text:p>2317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43" calcext:value-type="float">
            <text:p>2317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45" calcext:value-type="float">
            <text:p>2317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47" calcext:value-type="float">
            <text:p>2317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49" calcext:value-type="float">
            <text:p>2317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0" calcext:value-type="float">
            <text:p>2317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1" calcext:value-type="float">
            <text:p>2317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3" calcext:value-type="float">
            <text:p>2317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5" calcext:value-type="float">
            <text:p>2317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6" calcext:value-type="float">
            <text:p>2317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57" calcext:value-type="float">
            <text:p>2317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60" calcext:value-type="float">
            <text:p>2317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67" calcext:value-type="float">
            <text:p>2317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77" calcext:value-type="float">
            <text:p>2317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79" calcext:value-type="float">
            <text:p>2317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1" calcext:value-type="float">
            <text:p>2317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3" calcext:value-type="float">
            <text:p>2317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5" calcext:value-type="float">
            <text:p>2317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6" calcext:value-type="float">
            <text:p>2317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7" calcext:value-type="float">
            <text:p>2317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89" calcext:value-type="float">
            <text:p>2317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0" calcext:value-type="float">
            <text:p>2317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1" calcext:value-type="float">
            <text:p>2317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2" calcext:value-type="float">
            <text:p>2317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4" calcext:value-type="float">
            <text:p>2317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6" calcext:value-type="float">
            <text:p>2317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798" calcext:value-type="float">
            <text:p>2317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0" calcext:value-type="float">
            <text:p>2318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2" calcext:value-type="float">
            <text:p>2318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4" calcext:value-type="float">
            <text:p>2318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6" calcext:value-type="float">
            <text:p>2318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7" calcext:value-type="float">
            <text:p>2318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09" calcext:value-type="float">
            <text:p>2318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11" calcext:value-type="float">
            <text:p>2318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13" calcext:value-type="float">
            <text:p>2318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15" calcext:value-type="float">
            <text:p>2318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17" calcext:value-type="float">
            <text:p>2318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19" calcext:value-type="float">
            <text:p>2318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1" calcext:value-type="float">
            <text:p>2318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2" calcext:value-type="float">
            <text:p>2318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3" calcext:value-type="float">
            <text:p>2318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5" calcext:value-type="float">
            <text:p>2318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7" calcext:value-type="float">
            <text:p>2318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29" calcext:value-type="float">
            <text:p>2318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31" calcext:value-type="float">
            <text:p>2318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32" calcext:value-type="float">
            <text:p>2318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36" calcext:value-type="float">
            <text:p>2318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38" calcext:value-type="float">
            <text:p>2318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0" calcext:value-type="float">
            <text:p>2318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5" calcext:value-type="float">
            <text:p>2318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6" calcext:value-type="float">
            <text:p>2318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7" calcext:value-type="float">
            <text:p>2318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8" calcext:value-type="float">
            <text:p>2318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49" calcext:value-type="float">
            <text:p>2318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52" calcext:value-type="float">
            <text:p>2318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54" calcext:value-type="float">
            <text:p>2318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0" calcext:value-type="float">
            <text:p>2318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2" calcext:value-type="float">
            <text:p>2318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3" calcext:value-type="float">
            <text:p>2318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5" calcext:value-type="float">
            <text:p>2318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8" calcext:value-type="float">
            <text:p>2318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69" calcext:value-type="float">
            <text:p>2318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70" calcext:value-type="float">
            <text:p>2318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71" calcext:value-type="float">
            <text:p>2318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73" calcext:value-type="float">
            <text:p>2318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77" calcext:value-type="float">
            <text:p>2318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79" calcext:value-type="float">
            <text:p>2318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81" calcext:value-type="float">
            <text:p>2318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83" calcext:value-type="float">
            <text:p>2318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85" calcext:value-type="float">
            <text:p>2318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87" calcext:value-type="float">
            <text:p>2318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89" calcext:value-type="float">
            <text:p>2318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91" calcext:value-type="float">
            <text:p>2318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93" calcext:value-type="float">
            <text:p>2318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95" calcext:value-type="float">
            <text:p>2318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97" calcext:value-type="float">
            <text:p>2318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898" calcext:value-type="float">
            <text:p>2318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0" calcext:value-type="float">
            <text:p>2319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2" calcext:value-type="float">
            <text:p>2319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3" calcext:value-type="float">
            <text:p>2319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4" calcext:value-type="float">
            <text:p>2319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5" calcext:value-type="float">
            <text:p>2319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6" calcext:value-type="float">
            <text:p>2319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09" calcext:value-type="float">
            <text:p>2319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11" calcext:value-type="float">
            <text:p>2319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14" calcext:value-type="float">
            <text:p>2319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16" calcext:value-type="float">
            <text:p>2319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25" calcext:value-type="float">
            <text:p>2319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26" calcext:value-type="float">
            <text:p>2319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27" calcext:value-type="float">
            <text:p>2319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28" calcext:value-type="float">
            <text:p>2319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31" calcext:value-type="float">
            <text:p>2319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34" calcext:value-type="float">
            <text:p>2319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36" calcext:value-type="float">
            <text:p>2319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37" calcext:value-type="float">
            <text:p>2319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38" calcext:value-type="float">
            <text:p>2319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40" calcext:value-type="float">
            <text:p>2319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42" calcext:value-type="float">
            <text:p>2319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44" calcext:value-type="float">
            <text:p>2319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46" calcext:value-type="float">
            <text:p>2319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51" calcext:value-type="float">
            <text:p>2319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53" calcext:value-type="float">
            <text:p>2319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55" calcext:value-type="float">
            <text:p>2319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57" calcext:value-type="float">
            <text:p>2319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2" calcext:value-type="float">
            <text:p>2319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3" calcext:value-type="float">
            <text:p>2319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4" calcext:value-type="float">
            <text:p>2319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5" calcext:value-type="float">
            <text:p>2319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8" calcext:value-type="float">
            <text:p>2319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69" calcext:value-type="float">
            <text:p>2319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71" calcext:value-type="float">
            <text:p>2319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73" calcext:value-type="float">
            <text:p>2319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74" calcext:value-type="float">
            <text:p>2319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76" calcext:value-type="float">
            <text:p>2319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79" calcext:value-type="float">
            <text:p>2319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1" calcext:value-type="float">
            <text:p>2319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3" calcext:value-type="float">
            <text:p>2319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5" calcext:value-type="float">
            <text:p>2319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6" calcext:value-type="float">
            <text:p>2319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7" calcext:value-type="float">
            <text:p>2319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8" calcext:value-type="float">
            <text:p>2319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89" calcext:value-type="float">
            <text:p>2319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90" calcext:value-type="float">
            <text:p>2319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92" calcext:value-type="float">
            <text:p>2319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94" calcext:value-type="float">
            <text:p>2319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96" calcext:value-type="float">
            <text:p>2319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1998" calcext:value-type="float">
            <text:p>2319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01" calcext:value-type="float">
            <text:p>2320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06" calcext:value-type="float">
            <text:p>2320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08" calcext:value-type="float">
            <text:p>2320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09" calcext:value-type="float">
            <text:p>2320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10" calcext:value-type="float">
            <text:p>2320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12" calcext:value-type="float">
            <text:p>2320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14" calcext:value-type="float">
            <text:p>2320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23" calcext:value-type="float">
            <text:p>2320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25" calcext:value-type="float">
            <text:p>2320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26" calcext:value-type="float">
            <text:p>2320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28" calcext:value-type="float">
            <text:p>2320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0" calcext:value-type="float">
            <text:p>2320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2" calcext:value-type="float">
            <text:p>2320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4" calcext:value-type="float">
            <text:p>2320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6" calcext:value-type="float">
            <text:p>2320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7" calcext:value-type="float">
            <text:p>2320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8" calcext:value-type="float">
            <text:p>2320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39" calcext:value-type="float">
            <text:p>2320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0" calcext:value-type="float">
            <text:p>2320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1" calcext:value-type="float">
            <text:p>2320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3" calcext:value-type="float">
            <text:p>2320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5" calcext:value-type="float">
            <text:p>2320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6" calcext:value-type="float">
            <text:p>2320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7" calcext:value-type="float">
            <text:p>2320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8" calcext:value-type="float">
            <text:p>2320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49" calcext:value-type="float">
            <text:p>2320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51" calcext:value-type="float">
            <text:p>2320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53" calcext:value-type="float">
            <text:p>2320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56" calcext:value-type="float">
            <text:p>2320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58" calcext:value-type="float">
            <text:p>2320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0" calcext:value-type="float">
            <text:p>2320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2" calcext:value-type="float">
            <text:p>2320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3" calcext:value-type="float">
            <text:p>2320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4" calcext:value-type="float">
            <text:p>2320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6" calcext:value-type="float">
            <text:p>2320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68" calcext:value-type="float">
            <text:p>2320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76" calcext:value-type="float">
            <text:p>2320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77" calcext:value-type="float">
            <text:p>2320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1" calcext:value-type="float">
            <text:p>2320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2" calcext:value-type="float">
            <text:p>2320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3" calcext:value-type="float">
            <text:p>2320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4" calcext:value-type="float">
            <text:p>2320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5" calcext:value-type="float">
            <text:p>2320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6" calcext:value-type="float">
            <text:p>2320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7" calcext:value-type="float">
            <text:p>2320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8" calcext:value-type="float">
            <text:p>2320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89" calcext:value-type="float">
            <text:p>2320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0" calcext:value-type="float">
            <text:p>2320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1" calcext:value-type="float">
            <text:p>2320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2" calcext:value-type="float">
            <text:p>2320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3" calcext:value-type="float">
            <text:p>2320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4" calcext:value-type="float">
            <text:p>2320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6" calcext:value-type="float">
            <text:p>2320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7" calcext:value-type="float">
            <text:p>2320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8" calcext:value-type="float">
            <text:p>2320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099" calcext:value-type="float">
            <text:p>2320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0" calcext:value-type="float">
            <text:p>2321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2" calcext:value-type="float">
            <text:p>2321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3" calcext:value-type="float">
            <text:p>2321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4" calcext:value-type="float">
            <text:p>2321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5" calcext:value-type="float">
            <text:p>2321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6" calcext:value-type="float">
            <text:p>2321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7" calcext:value-type="float">
            <text:p>2321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8" calcext:value-type="float">
            <text:p>2321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09" calcext:value-type="float">
            <text:p>2321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0" calcext:value-type="float">
            <text:p>2321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2" calcext:value-type="float">
            <text:p>2321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3" calcext:value-type="float">
            <text:p>2321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4" calcext:value-type="float">
            <text:p>2321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5" calcext:value-type="float">
            <text:p>2321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6" calcext:value-type="float">
            <text:p>2321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7" calcext:value-type="float">
            <text:p>2321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8" calcext:value-type="float">
            <text:p>2321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19" calcext:value-type="float">
            <text:p>2321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1" calcext:value-type="float">
            <text:p>2321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2" calcext:value-type="float">
            <text:p>2321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3" calcext:value-type="float">
            <text:p>2321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4" calcext:value-type="float">
            <text:p>2321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5" calcext:value-type="float">
            <text:p>2321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26" calcext:value-type="float">
            <text:p>2321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1" calcext:value-type="float">
            <text:p>2321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2" calcext:value-type="float">
            <text:p>2321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3" calcext:value-type="float">
            <text:p>2321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4" calcext:value-type="float">
            <text:p>2321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5" calcext:value-type="float">
            <text:p>2321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6" calcext:value-type="float">
            <text:p>2321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7" calcext:value-type="float">
            <text:p>2321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39" calcext:value-type="float">
            <text:p>2321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40" calcext:value-type="float">
            <text:p>2321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43" calcext:value-type="float">
            <text:p>2321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45" calcext:value-type="float">
            <text:p>2321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48" calcext:value-type="float">
            <text:p>2321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49" calcext:value-type="float">
            <text:p>2321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0" calcext:value-type="float">
            <text:p>2321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1" calcext:value-type="float">
            <text:p>2321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3" calcext:value-type="float">
            <text:p>2321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4" calcext:value-type="float">
            <text:p>2321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5" calcext:value-type="float">
            <text:p>2321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6" calcext:value-type="float">
            <text:p>2321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8" calcext:value-type="float">
            <text:p>2321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59" calcext:value-type="float">
            <text:p>2321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60" calcext:value-type="float">
            <text:p>2321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61" calcext:value-type="float">
            <text:p>2321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62" calcext:value-type="float">
            <text:p>2321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63" calcext:value-type="float">
            <text:p>2321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74" calcext:value-type="float">
            <text:p>2321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75" calcext:value-type="float">
            <text:p>2321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76" calcext:value-type="float">
            <text:p>2321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77" calcext:value-type="float">
            <text:p>2321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78" calcext:value-type="float">
            <text:p>2321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84" calcext:value-type="float">
            <text:p>2321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85" calcext:value-type="float">
            <text:p>2321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86" calcext:value-type="float">
            <text:p>2321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87" calcext:value-type="float">
            <text:p>2321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88" calcext:value-type="float">
            <text:p>2321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91" calcext:value-type="float">
            <text:p>2321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93" calcext:value-type="float">
            <text:p>2321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95" calcext:value-type="float">
            <text:p>2321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199" calcext:value-type="float">
            <text:p>2321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00" calcext:value-type="float">
            <text:p>2322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06" calcext:value-type="float">
            <text:p>2322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09" calcext:value-type="float">
            <text:p>2322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2" calcext:value-type="float">
            <text:p>2322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3" calcext:value-type="float">
            <text:p>2322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4" calcext:value-type="float">
            <text:p>2322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5" calcext:value-type="float">
            <text:p>2322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6" calcext:value-type="float">
            <text:p>2322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7" calcext:value-type="float">
            <text:p>2322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8" calcext:value-type="float">
            <text:p>2322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19" calcext:value-type="float">
            <text:p>2322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3" calcext:value-type="float">
            <text:p>2322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4" calcext:value-type="float">
            <text:p>2322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5" calcext:value-type="float">
            <text:p>2322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6" calcext:value-type="float">
            <text:p>2322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7" calcext:value-type="float">
            <text:p>2322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29" calcext:value-type="float">
            <text:p>2322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0" calcext:value-type="float">
            <text:p>2322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1" calcext:value-type="float">
            <text:p>2322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2" calcext:value-type="float">
            <text:p>2322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3" calcext:value-type="float">
            <text:p>2322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4" calcext:value-type="float">
            <text:p>2322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5" calcext:value-type="float">
            <text:p>2322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7" calcext:value-type="float">
            <text:p>2322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8" calcext:value-type="float">
            <text:p>2322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39" calcext:value-type="float">
            <text:p>2322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0" calcext:value-type="float">
            <text:p>2322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1" calcext:value-type="float">
            <text:p>2322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2" calcext:value-type="float">
            <text:p>2322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3" calcext:value-type="float">
            <text:p>2322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4" calcext:value-type="float">
            <text:p>2322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6" calcext:value-type="float">
            <text:p>2322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7" calcext:value-type="float">
            <text:p>2322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8" calcext:value-type="float">
            <text:p>2322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49" calcext:value-type="float">
            <text:p>2322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0" calcext:value-type="float">
            <text:p>2322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1" calcext:value-type="float">
            <text:p>2322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6" calcext:value-type="float">
            <text:p>2322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7" calcext:value-type="float">
            <text:p>2322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8" calcext:value-type="float">
            <text:p>2322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59" calcext:value-type="float">
            <text:p>2322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0" calcext:value-type="float">
            <text:p>2322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1" calcext:value-type="float">
            <text:p>2322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2" calcext:value-type="float">
            <text:p>2322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3" calcext:value-type="float">
            <text:p>2322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5" calcext:value-type="float">
            <text:p>2322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7" calcext:value-type="float">
            <text:p>2322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8" calcext:value-type="float">
            <text:p>2322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69" calcext:value-type="float">
            <text:p>2322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0" calcext:value-type="float">
            <text:p>2322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2" calcext:value-type="float">
            <text:p>2322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4" calcext:value-type="float">
            <text:p>2322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6" calcext:value-type="float">
            <text:p>2322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7" calcext:value-type="float">
            <text:p>2322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8" calcext:value-type="float">
            <text:p>2322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79" calcext:value-type="float">
            <text:p>2322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80" calcext:value-type="float">
            <text:p>2322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81" calcext:value-type="float">
            <text:p>2322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86" calcext:value-type="float">
            <text:p>2322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88" calcext:value-type="float">
            <text:p>2322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90" calcext:value-type="float">
            <text:p>2322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92" calcext:value-type="float">
            <text:p>2322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93" calcext:value-type="float">
            <text:p>2322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96" calcext:value-type="float">
            <text:p>2322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297" calcext:value-type="float">
            <text:p>2322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0" calcext:value-type="float">
            <text:p>2323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1" calcext:value-type="float">
            <text:p>2323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3" calcext:value-type="float">
            <text:p>2323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4" calcext:value-type="float">
            <text:p>2323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5" calcext:value-type="float">
            <text:p>2323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06" calcext:value-type="float">
            <text:p>2323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15" calcext:value-type="float">
            <text:p>2323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16" calcext:value-type="float">
            <text:p>2323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17" calcext:value-type="float">
            <text:p>2323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18" calcext:value-type="float">
            <text:p>2323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19" calcext:value-type="float">
            <text:p>2323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0" calcext:value-type="float">
            <text:p>2323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1" calcext:value-type="float">
            <text:p>2323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2" calcext:value-type="float">
            <text:p>2323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3" calcext:value-type="float">
            <text:p>2323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4" calcext:value-type="float">
            <text:p>2323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5" calcext:value-type="float">
            <text:p>2323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6" calcext:value-type="float">
            <text:p>2323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7" calcext:value-type="float">
            <text:p>2323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8" calcext:value-type="float">
            <text:p>2323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29" calcext:value-type="float">
            <text:p>2323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0" calcext:value-type="float">
            <text:p>2323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1" calcext:value-type="float">
            <text:p>2323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2" calcext:value-type="float">
            <text:p>2323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3" calcext:value-type="float">
            <text:p>2323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4" calcext:value-type="float">
            <text:p>2323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5" calcext:value-type="float">
            <text:p>2323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6" calcext:value-type="float">
            <text:p>2323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7" calcext:value-type="float">
            <text:p>2323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39" calcext:value-type="float">
            <text:p>2323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0" calcext:value-type="float">
            <text:p>2323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1" calcext:value-type="float">
            <text:p>2323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2" calcext:value-type="float">
            <text:p>2323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3" calcext:value-type="float">
            <text:p>2323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4" calcext:value-type="float">
            <text:p>2323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5" calcext:value-type="float">
            <text:p>2323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7" calcext:value-type="float">
            <text:p>2323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8" calcext:value-type="float">
            <text:p>2323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49" calcext:value-type="float">
            <text:p>2323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0" calcext:value-type="float">
            <text:p>2323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1" calcext:value-type="float">
            <text:p>2323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3" calcext:value-type="float">
            <text:p>2323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4" calcext:value-type="float">
            <text:p>2323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5" calcext:value-type="float">
            <text:p>2323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6" calcext:value-type="float">
            <text:p>2323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7" calcext:value-type="float">
            <text:p>2323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8" calcext:value-type="float">
            <text:p>2323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59" calcext:value-type="float">
            <text:p>2323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0" calcext:value-type="float">
            <text:p>2323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3" calcext:value-type="float">
            <text:p>2323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4" calcext:value-type="float">
            <text:p>2323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6" calcext:value-type="float">
            <text:p>2323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7" calcext:value-type="float">
            <text:p>2323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69" calcext:value-type="float">
            <text:p>2323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0" calcext:value-type="float">
            <text:p>2323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1" calcext:value-type="float">
            <text:p>2323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2" calcext:value-type="float">
            <text:p>2323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3" calcext:value-type="float">
            <text:p>2323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4" calcext:value-type="float">
            <text:p>2323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5" calcext:value-type="float">
            <text:p>2323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6" calcext:value-type="float">
            <text:p>2323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79" calcext:value-type="float">
            <text:p>2323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2" calcext:value-type="float">
            <text:p>2323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4" calcext:value-type="float">
            <text:p>2323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5" calcext:value-type="float">
            <text:p>2323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6" calcext:value-type="float">
            <text:p>2323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7" calcext:value-type="float">
            <text:p>2323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8" calcext:value-type="float">
            <text:p>2323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89" calcext:value-type="float">
            <text:p>2323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2" calcext:value-type="float">
            <text:p>2323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3" calcext:value-type="float">
            <text:p>2323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4" calcext:value-type="float">
            <text:p>2323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5" calcext:value-type="float">
            <text:p>2323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6" calcext:value-type="float">
            <text:p>2323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7" calcext:value-type="float">
            <text:p>2323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8" calcext:value-type="float">
            <text:p>2323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399" calcext:value-type="float">
            <text:p>2323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0" calcext:value-type="float">
            <text:p>2324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1" calcext:value-type="float">
            <text:p>2324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2" calcext:value-type="float">
            <text:p>2324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3" calcext:value-type="float">
            <text:p>2324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4" calcext:value-type="float">
            <text:p>2324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5" calcext:value-type="float">
            <text:p>2324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6" calcext:value-type="float">
            <text:p>2324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09" calcext:value-type="float">
            <text:p>2324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0" calcext:value-type="float">
            <text:p>2324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2" calcext:value-type="float">
            <text:p>2324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3" calcext:value-type="float">
            <text:p>2324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4" calcext:value-type="float">
            <text:p>2324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7" calcext:value-type="float">
            <text:p>2324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8" calcext:value-type="float">
            <text:p>2324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19" calcext:value-type="float">
            <text:p>2324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0" calcext:value-type="float">
            <text:p>2324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1" calcext:value-type="float">
            <text:p>2324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2" calcext:value-type="float">
            <text:p>2324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3" calcext:value-type="float">
            <text:p>2324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5" calcext:value-type="float">
            <text:p>2324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6" calcext:value-type="float">
            <text:p>2324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7" calcext:value-type="float">
            <text:p>2324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8" calcext:value-type="float">
            <text:p>2324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29" calcext:value-type="float">
            <text:p>2324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0" calcext:value-type="float">
            <text:p>2324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1" calcext:value-type="float">
            <text:p>2324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2" calcext:value-type="float">
            <text:p>2324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3" calcext:value-type="float">
            <text:p>2324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5" calcext:value-type="float">
            <text:p>2324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38" calcext:value-type="float">
            <text:p>2324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0" calcext:value-type="float">
            <text:p>2324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1" calcext:value-type="float">
            <text:p>2324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3" calcext:value-type="float">
            <text:p>2324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4" calcext:value-type="float">
            <text:p>2324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5" calcext:value-type="float">
            <text:p>2324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6" calcext:value-type="float">
            <text:p>2324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7" calcext:value-type="float">
            <text:p>2324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49" calcext:value-type="float">
            <text:p>2324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0" calcext:value-type="float">
            <text:p>2324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1" calcext:value-type="float">
            <text:p>2324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2" calcext:value-type="float">
            <text:p>2324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3" calcext:value-type="float">
            <text:p>2324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4" calcext:value-type="float">
            <text:p>2324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5" calcext:value-type="float">
            <text:p>2324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6" calcext:value-type="float">
            <text:p>2324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7" calcext:value-type="float">
            <text:p>2324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8" calcext:value-type="float">
            <text:p>2324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59" calcext:value-type="float">
            <text:p>2324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0" calcext:value-type="float">
            <text:p>2324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1" calcext:value-type="float">
            <text:p>2324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2" calcext:value-type="float">
            <text:p>2324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3" calcext:value-type="float">
            <text:p>2324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4" calcext:value-type="float">
            <text:p>2324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5" calcext:value-type="float">
            <text:p>2324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6" calcext:value-type="float">
            <text:p>2324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7" calcext:value-type="float">
            <text:p>2324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8" calcext:value-type="float">
            <text:p>2324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69" calcext:value-type="float">
            <text:p>2324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0" calcext:value-type="float">
            <text:p>2324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1" calcext:value-type="float">
            <text:p>2324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2" calcext:value-type="float">
            <text:p>2324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3" calcext:value-type="float">
            <text:p>2324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4" calcext:value-type="float">
            <text:p>2324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5" calcext:value-type="float">
            <text:p>2324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6" calcext:value-type="float">
            <text:p>2324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7" calcext:value-type="float">
            <text:p>2324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8" calcext:value-type="float">
            <text:p>2324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79" calcext:value-type="float">
            <text:p>2324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0" calcext:value-type="float">
            <text:p>2324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1" calcext:value-type="float">
            <text:p>2324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2" calcext:value-type="float">
            <text:p>2324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3" calcext:value-type="float">
            <text:p>2324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4" calcext:value-type="float">
            <text:p>2324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5" calcext:value-type="float">
            <text:p>2324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6" calcext:value-type="float">
            <text:p>2324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7" calcext:value-type="float">
            <text:p>2324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88" calcext:value-type="float">
            <text:p>2324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98" calcext:value-type="float">
            <text:p>2324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499" calcext:value-type="float">
            <text:p>2324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1" calcext:value-type="float">
            <text:p>2325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2" calcext:value-type="float">
            <text:p>2325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3" calcext:value-type="float">
            <text:p>2325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4" calcext:value-type="float">
            <text:p>2325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5" calcext:value-type="float">
            <text:p>2325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6" calcext:value-type="float">
            <text:p>2325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8" calcext:value-type="float">
            <text:p>2325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09" calcext:value-type="float">
            <text:p>2325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0" calcext:value-type="float">
            <text:p>2325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1" calcext:value-type="float">
            <text:p>2325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2" calcext:value-type="float">
            <text:p>2325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3" calcext:value-type="float">
            <text:p>2325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5" calcext:value-type="float">
            <text:p>2325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6" calcext:value-type="float">
            <text:p>2325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7" calcext:value-type="float">
            <text:p>2325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8" calcext:value-type="float">
            <text:p>2325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19" calcext:value-type="float">
            <text:p>2325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0" calcext:value-type="float">
            <text:p>2325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1" calcext:value-type="float">
            <text:p>2325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3" calcext:value-type="float">
            <text:p>2325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4" calcext:value-type="float">
            <text:p>2325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5" calcext:value-type="float">
            <text:p>2325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6" calcext:value-type="float">
            <text:p>2325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8" calcext:value-type="float">
            <text:p>2325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29" calcext:value-type="float">
            <text:p>2325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0" calcext:value-type="float">
            <text:p>2325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1" calcext:value-type="float">
            <text:p>2325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2" calcext:value-type="float">
            <text:p>2325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3" calcext:value-type="float">
            <text:p>2325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4" calcext:value-type="float">
            <text:p>2325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5" calcext:value-type="float">
            <text:p>2325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6" calcext:value-type="float">
            <text:p>2325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7" calcext:value-type="float">
            <text:p>2325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38" calcext:value-type="float">
            <text:p>2325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0" calcext:value-type="float">
            <text:p>2325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1" calcext:value-type="float">
            <text:p>2325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2" calcext:value-type="float">
            <text:p>2325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3" calcext:value-type="float">
            <text:p>2325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4" calcext:value-type="float">
            <text:p>2325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5" calcext:value-type="float">
            <text:p>2325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6" calcext:value-type="float">
            <text:p>2325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7" calcext:value-type="float">
            <text:p>2325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8" calcext:value-type="float">
            <text:p>2325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49" calcext:value-type="float">
            <text:p>2325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0" calcext:value-type="float">
            <text:p>2325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1" calcext:value-type="float">
            <text:p>2325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2" calcext:value-type="float">
            <text:p>2325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3" calcext:value-type="float">
            <text:p>2325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6" calcext:value-type="float">
            <text:p>2325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58" calcext:value-type="float">
            <text:p>2325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0" calcext:value-type="float">
            <text:p>2325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1" calcext:value-type="float">
            <text:p>2325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3" calcext:value-type="float">
            <text:p>2325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5" calcext:value-type="float">
            <text:p>2325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6" calcext:value-type="float">
            <text:p>2325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68" calcext:value-type="float">
            <text:p>2325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70" calcext:value-type="float">
            <text:p>2325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72" calcext:value-type="float">
            <text:p>2325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79" calcext:value-type="float">
            <text:p>2325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81" calcext:value-type="float">
            <text:p>2325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82" calcext:value-type="float">
            <text:p>2325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84" calcext:value-type="float">
            <text:p>2325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87" calcext:value-type="float">
            <text:p>2325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89" calcext:value-type="float">
            <text:p>2325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92" calcext:value-type="float">
            <text:p>2325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94" calcext:value-type="float">
            <text:p>2325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95" calcext:value-type="float">
            <text:p>2325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96" calcext:value-type="float">
            <text:p>2325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598" calcext:value-type="float">
            <text:p>2325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00" calcext:value-type="float">
            <text:p>2326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02" calcext:value-type="float">
            <text:p>2326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04" calcext:value-type="float">
            <text:p>2326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06" calcext:value-type="float">
            <text:p>2326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08" calcext:value-type="float">
            <text:p>2326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10" calcext:value-type="float">
            <text:p>2326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12" calcext:value-type="float">
            <text:p>2326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14" calcext:value-type="float">
            <text:p>2326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16" calcext:value-type="float">
            <text:p>2326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17" calcext:value-type="float">
            <text:p>2326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0" calcext:value-type="float">
            <text:p>2326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2" calcext:value-type="float">
            <text:p>2326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4" calcext:value-type="float">
            <text:p>2326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5" calcext:value-type="float">
            <text:p>2326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6" calcext:value-type="float">
            <text:p>2326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7" calcext:value-type="float">
            <text:p>2326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8" calcext:value-type="float">
            <text:p>2326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29" calcext:value-type="float">
            <text:p>2326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0" calcext:value-type="float">
            <text:p>2326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1" calcext:value-type="float">
            <text:p>2326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2" calcext:value-type="float">
            <text:p>2326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3" calcext:value-type="float">
            <text:p>2326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5" calcext:value-type="float">
            <text:p>2326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6" calcext:value-type="float">
            <text:p>2326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7" calcext:value-type="float">
            <text:p>2326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8" calcext:value-type="float">
            <text:p>2326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39" calcext:value-type="float">
            <text:p>2326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0" calcext:value-type="float">
            <text:p>2326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1" calcext:value-type="float">
            <text:p>2326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2" calcext:value-type="float">
            <text:p>2326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3" calcext:value-type="float">
            <text:p>2326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4" calcext:value-type="float">
            <text:p>2326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5" calcext:value-type="float">
            <text:p>2326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6" calcext:value-type="float">
            <text:p>2326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7" calcext:value-type="float">
            <text:p>2326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8" calcext:value-type="float">
            <text:p>2326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49" calcext:value-type="float">
            <text:p>2326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0" calcext:value-type="float">
            <text:p>2326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1" calcext:value-type="float">
            <text:p>2326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2" calcext:value-type="float">
            <text:p>2326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3" calcext:value-type="float">
            <text:p>2326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4" calcext:value-type="float">
            <text:p>2326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5" calcext:value-type="float">
            <text:p>2326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6" calcext:value-type="float">
            <text:p>2326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8" calcext:value-type="float">
            <text:p>2326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59" calcext:value-type="float">
            <text:p>2326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1" calcext:value-type="float">
            <text:p>2326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2" calcext:value-type="float">
            <text:p>2326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3" calcext:value-type="float">
            <text:p>2326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4" calcext:value-type="float">
            <text:p>2326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6" calcext:value-type="float">
            <text:p>2326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7" calcext:value-type="float">
            <text:p>2326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69" calcext:value-type="float">
            <text:p>2326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0" calcext:value-type="float">
            <text:p>2326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1" calcext:value-type="float">
            <text:p>2326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2" calcext:value-type="float">
            <text:p>2326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3" calcext:value-type="float">
            <text:p>2326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5" calcext:value-type="float">
            <text:p>2326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6" calcext:value-type="float">
            <text:p>2326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7" calcext:value-type="float">
            <text:p>2326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8" calcext:value-type="float">
            <text:p>2326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79" calcext:value-type="float">
            <text:p>2326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0" calcext:value-type="float">
            <text:p>2326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1" calcext:value-type="float">
            <text:p>2326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2" calcext:value-type="float">
            <text:p>2326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3" calcext:value-type="float">
            <text:p>2326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4" calcext:value-type="float">
            <text:p>2326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5" calcext:value-type="float">
            <text:p>2326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6" calcext:value-type="float">
            <text:p>2326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7" calcext:value-type="float">
            <text:p>2326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8" calcext:value-type="float">
            <text:p>2326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89" calcext:value-type="float">
            <text:p>2326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0" calcext:value-type="float">
            <text:p>2326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1" calcext:value-type="float">
            <text:p>2326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2" calcext:value-type="float">
            <text:p>2326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3" calcext:value-type="float">
            <text:p>2326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4" calcext:value-type="float">
            <text:p>2326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6" calcext:value-type="float">
            <text:p>2326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8" calcext:value-type="float">
            <text:p>2326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699" calcext:value-type="float">
            <text:p>2326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0" calcext:value-type="float">
            <text:p>2327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1" calcext:value-type="float">
            <text:p>2327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2" calcext:value-type="float">
            <text:p>2327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3" calcext:value-type="float">
            <text:p>2327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4" calcext:value-type="float">
            <text:p>2327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5" calcext:value-type="float">
            <text:p>2327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6" calcext:value-type="float">
            <text:p>2327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7" calcext:value-type="float">
            <text:p>2327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08" calcext:value-type="float">
            <text:p>2327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0" calcext:value-type="float">
            <text:p>2327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1" calcext:value-type="float">
            <text:p>2327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2" calcext:value-type="float">
            <text:p>2327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3" calcext:value-type="float">
            <text:p>2327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4" calcext:value-type="float">
            <text:p>2327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5" calcext:value-type="float">
            <text:p>2327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7" calcext:value-type="float">
            <text:p>2327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19" calcext:value-type="float">
            <text:p>2327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3" calcext:value-type="float">
            <text:p>2327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4" calcext:value-type="float">
            <text:p>2327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5" calcext:value-type="float">
            <text:p>2327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6" calcext:value-type="float">
            <text:p>2327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7" calcext:value-type="float">
            <text:p>2327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28" calcext:value-type="float">
            <text:p>2327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0" calcext:value-type="float">
            <text:p>2327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3" calcext:value-type="float">
            <text:p>2327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4" calcext:value-type="float">
            <text:p>2327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5" calcext:value-type="float">
            <text:p>2327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6" calcext:value-type="float">
            <text:p>2327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8" calcext:value-type="float">
            <text:p>2327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39" calcext:value-type="float">
            <text:p>2327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0" calcext:value-type="float">
            <text:p>2327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1" calcext:value-type="float">
            <text:p>2327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2" calcext:value-type="float">
            <text:p>2327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3" calcext:value-type="float">
            <text:p>2327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4" calcext:value-type="float">
            <text:p>2327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5" calcext:value-type="float">
            <text:p>2327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6" calcext:value-type="float">
            <text:p>2327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7" calcext:value-type="float">
            <text:p>2327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49" calcext:value-type="float">
            <text:p>2327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0" calcext:value-type="float">
            <text:p>2327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1" calcext:value-type="float">
            <text:p>2327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2" calcext:value-type="float">
            <text:p>2327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3" calcext:value-type="float">
            <text:p>2327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4" calcext:value-type="float">
            <text:p>2327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55" calcext:value-type="float">
            <text:p>2327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0" calcext:value-type="float">
            <text:p>2327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1" calcext:value-type="float">
            <text:p>2327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2" calcext:value-type="float">
            <text:p>2327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3" calcext:value-type="float">
            <text:p>2327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4" calcext:value-type="float">
            <text:p>2327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5" calcext:value-type="float">
            <text:p>2327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66" calcext:value-type="float">
            <text:p>2327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71" calcext:value-type="float">
            <text:p>2327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73" calcext:value-type="float">
            <text:p>2327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77" calcext:value-type="float">
            <text:p>2327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78" calcext:value-type="float">
            <text:p>2327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79" calcext:value-type="float">
            <text:p>2327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1" calcext:value-type="float">
            <text:p>2327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2" calcext:value-type="float">
            <text:p>2327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3" calcext:value-type="float">
            <text:p>2327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4" calcext:value-type="float">
            <text:p>2327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5" calcext:value-type="float">
            <text:p>2327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7" calcext:value-type="float">
            <text:p>2327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89" calcext:value-type="float">
            <text:p>2327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1" calcext:value-type="float">
            <text:p>2327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3" calcext:value-type="float">
            <text:p>2327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6" calcext:value-type="float">
            <text:p>2327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7" calcext:value-type="float">
            <text:p>2327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8" calcext:value-type="float">
            <text:p>2327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799" calcext:value-type="float">
            <text:p>2327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0" calcext:value-type="float">
            <text:p>2328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1" calcext:value-type="float">
            <text:p>2328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2" calcext:value-type="float">
            <text:p>2328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3" calcext:value-type="float">
            <text:p>2328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4" calcext:value-type="float">
            <text:p>2328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5" calcext:value-type="float">
            <text:p>2328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06" calcext:value-type="float">
            <text:p>2328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0" calcext:value-type="float">
            <text:p>2328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1" calcext:value-type="float">
            <text:p>2328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2" calcext:value-type="float">
            <text:p>2328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3" calcext:value-type="float">
            <text:p>2328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4" calcext:value-type="float">
            <text:p>2328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5" calcext:value-type="float">
            <text:p>2328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6" calcext:value-type="float">
            <text:p>2328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8" calcext:value-type="float">
            <text:p>2328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19" calcext:value-type="float">
            <text:p>2328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0" calcext:value-type="float">
            <text:p>2328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1" calcext:value-type="float">
            <text:p>2328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2" calcext:value-type="float">
            <text:p>2328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3" calcext:value-type="float">
            <text:p>2328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4" calcext:value-type="float">
            <text:p>2328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5" calcext:value-type="float">
            <text:p>2328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7" calcext:value-type="float">
            <text:p>2328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8" calcext:value-type="float">
            <text:p>2328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29" calcext:value-type="float">
            <text:p>2328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0" calcext:value-type="float">
            <text:p>2328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1" calcext:value-type="float">
            <text:p>2328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2" calcext:value-type="float">
            <text:p>2328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3" calcext:value-type="float">
            <text:p>2328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4" calcext:value-type="float">
            <text:p>2328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5" calcext:value-type="float">
            <text:p>2328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6" calcext:value-type="float">
            <text:p>2328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7" calcext:value-type="float">
            <text:p>2328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8" calcext:value-type="float">
            <text:p>2328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39" calcext:value-type="float">
            <text:p>2328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0" calcext:value-type="float">
            <text:p>2328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1" calcext:value-type="float">
            <text:p>2328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2" calcext:value-type="float">
            <text:p>2328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3" calcext:value-type="float">
            <text:p>2328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4" calcext:value-type="float">
            <text:p>2328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5" calcext:value-type="float">
            <text:p>2328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6" calcext:value-type="float">
            <text:p>2328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7" calcext:value-type="float">
            <text:p>2328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8" calcext:value-type="float">
            <text:p>2328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49" calcext:value-type="float">
            <text:p>2328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0" calcext:value-type="float">
            <text:p>2328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1" calcext:value-type="float">
            <text:p>2328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2" calcext:value-type="float">
            <text:p>2328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3" calcext:value-type="float">
            <text:p>2328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4" calcext:value-type="float">
            <text:p>2328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5" calcext:value-type="float">
            <text:p>2328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6" calcext:value-type="float">
            <text:p>2328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7" calcext:value-type="float">
            <text:p>2328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58" calcext:value-type="float">
            <text:p>2328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0" calcext:value-type="float">
            <text:p>2328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1" calcext:value-type="float">
            <text:p>2328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2" calcext:value-type="float">
            <text:p>2328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3" calcext:value-type="float">
            <text:p>2328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5" calcext:value-type="float">
            <text:p>2328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6" calcext:value-type="float">
            <text:p>2328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7" calcext:value-type="float">
            <text:p>2328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8" calcext:value-type="float">
            <text:p>2328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69" calcext:value-type="float">
            <text:p>2328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0" calcext:value-type="float">
            <text:p>2328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1" calcext:value-type="float">
            <text:p>2328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2" calcext:value-type="float">
            <text:p>2328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3" calcext:value-type="float">
            <text:p>2328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4" calcext:value-type="float">
            <text:p>2328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5" calcext:value-type="float">
            <text:p>2328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6" calcext:value-type="float">
            <text:p>2328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7" calcext:value-type="float">
            <text:p>2328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8" calcext:value-type="float">
            <text:p>2328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79" calcext:value-type="float">
            <text:p>2328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0" calcext:value-type="float">
            <text:p>2328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1" calcext:value-type="float">
            <text:p>2328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2" calcext:value-type="float">
            <text:p>2328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3" calcext:value-type="float">
            <text:p>2328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4" calcext:value-type="float">
            <text:p>2328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5" calcext:value-type="float">
            <text:p>2328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6" calcext:value-type="float">
            <text:p>2328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7" calcext:value-type="float">
            <text:p>2328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8" calcext:value-type="float">
            <text:p>2328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89" calcext:value-type="float">
            <text:p>2328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0" calcext:value-type="float">
            <text:p>2328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1" calcext:value-type="float">
            <text:p>2328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2" calcext:value-type="float">
            <text:p>2328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3" calcext:value-type="float">
            <text:p>2328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5" calcext:value-type="float">
            <text:p>2328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6" calcext:value-type="float">
            <text:p>2328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8" calcext:value-type="float">
            <text:p>2328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899" calcext:value-type="float">
            <text:p>2328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1" calcext:value-type="float">
            <text:p>2329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2" calcext:value-type="float">
            <text:p>2329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4" calcext:value-type="float">
            <text:p>2329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5" calcext:value-type="float">
            <text:p>2329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6" calcext:value-type="float">
            <text:p>2329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7" calcext:value-type="float">
            <text:p>2329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8" calcext:value-type="float">
            <text:p>2329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09" calcext:value-type="float">
            <text:p>2329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1" calcext:value-type="float">
            <text:p>2329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2" calcext:value-type="float">
            <text:p>2329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3" calcext:value-type="float">
            <text:p>2329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4" calcext:value-type="float">
            <text:p>2329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5" calcext:value-type="float">
            <text:p>2329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6" calcext:value-type="float">
            <text:p>2329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7" calcext:value-type="float">
            <text:p>2329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8" calcext:value-type="float">
            <text:p>2329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19" calcext:value-type="float">
            <text:p>2329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0" calcext:value-type="float">
            <text:p>2329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1" calcext:value-type="float">
            <text:p>2329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2" calcext:value-type="float">
            <text:p>2329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3" calcext:value-type="float">
            <text:p>2329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4" calcext:value-type="float">
            <text:p>2329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5" calcext:value-type="float">
            <text:p>2329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6" calcext:value-type="float">
            <text:p>2329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7" calcext:value-type="float">
            <text:p>2329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8" calcext:value-type="float">
            <text:p>2329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29" calcext:value-type="float">
            <text:p>2329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0" calcext:value-type="float">
            <text:p>2329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1" calcext:value-type="float">
            <text:p>2329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2" calcext:value-type="float">
            <text:p>2329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3" calcext:value-type="float">
            <text:p>2329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4" calcext:value-type="float">
            <text:p>2329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5" calcext:value-type="float">
            <text:p>2329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6" calcext:value-type="float">
            <text:p>2329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37" calcext:value-type="float">
            <text:p>2329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0" calcext:value-type="float">
            <text:p>2329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1" calcext:value-type="float">
            <text:p>2329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2" calcext:value-type="float">
            <text:p>2329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5" calcext:value-type="float">
            <text:p>2329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6" calcext:value-type="float">
            <text:p>2329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7" calcext:value-type="float">
            <text:p>2329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8" calcext:value-type="float">
            <text:p>2329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49" calcext:value-type="float">
            <text:p>2329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2" calcext:value-type="float">
            <text:p>2329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3" calcext:value-type="float">
            <text:p>2329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4" calcext:value-type="float">
            <text:p>2329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5" calcext:value-type="float">
            <text:p>2329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6" calcext:value-type="float">
            <text:p>2329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57" calcext:value-type="float">
            <text:p>2329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0" calcext:value-type="float">
            <text:p>2329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1" calcext:value-type="float">
            <text:p>2329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2" calcext:value-type="float">
            <text:p>2329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3" calcext:value-type="float">
            <text:p>2329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4" calcext:value-type="float">
            <text:p>2329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5" calcext:value-type="float">
            <text:p>2329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6" calcext:value-type="float">
            <text:p>2329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7" calcext:value-type="float">
            <text:p>2329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8" calcext:value-type="float">
            <text:p>2329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69" calcext:value-type="float">
            <text:p>2329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1" calcext:value-type="float">
            <text:p>2329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2" calcext:value-type="float">
            <text:p>2329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3" calcext:value-type="float">
            <text:p>2329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4" calcext:value-type="float">
            <text:p>2329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5" calcext:value-type="float">
            <text:p>2329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6" calcext:value-type="float">
            <text:p>2329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7" calcext:value-type="float">
            <text:p>2329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8" calcext:value-type="float">
            <text:p>2329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79" calcext:value-type="float">
            <text:p>2329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0" calcext:value-type="float">
            <text:p>2329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1" calcext:value-type="float">
            <text:p>2329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2" calcext:value-type="float">
            <text:p>2329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3" calcext:value-type="float">
            <text:p>2329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4" calcext:value-type="float">
            <text:p>2329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89" calcext:value-type="float">
            <text:p>2329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1" calcext:value-type="float">
            <text:p>2329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2" calcext:value-type="float">
            <text:p>2329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3" calcext:value-type="float">
            <text:p>2329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6" calcext:value-type="float">
            <text:p>2329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7" calcext:value-type="float">
            <text:p>2329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1" calcext:value-type="float">
            <text:p>2330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2" calcext:value-type="float">
            <text:p>2330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3" calcext:value-type="float">
            <text:p>2330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5" calcext:value-type="float">
            <text:p>2330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06" calcext:value-type="float">
            <text:p>2330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15" calcext:value-type="float">
            <text:p>2330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16" calcext:value-type="float">
            <text:p>2330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17" calcext:value-type="float">
            <text:p>2330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18" calcext:value-type="float">
            <text:p>2330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19" calcext:value-type="float">
            <text:p>2330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0" calcext:value-type="float">
            <text:p>2330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1" calcext:value-type="float">
            <text:p>2330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2" calcext:value-type="float">
            <text:p>2330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3" calcext:value-type="float">
            <text:p>2330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4" calcext:value-type="float">
            <text:p>2330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5" calcext:value-type="float">
            <text:p>2330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6" calcext:value-type="float">
            <text:p>2330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29" calcext:value-type="float">
            <text:p>2330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0" calcext:value-type="float">
            <text:p>2330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1" calcext:value-type="float">
            <text:p>2330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2" calcext:value-type="float">
            <text:p>2330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3" calcext:value-type="float">
            <text:p>2330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4" calcext:value-type="float">
            <text:p>2330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5" calcext:value-type="float">
            <text:p>2330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6" calcext:value-type="float">
            <text:p>2330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7" calcext:value-type="float">
            <text:p>2330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38" calcext:value-type="float">
            <text:p>2330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45" calcext:value-type="float">
            <text:p>2330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46" calcext:value-type="float">
            <text:p>2330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47" calcext:value-type="float">
            <text:p>2330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48" calcext:value-type="float">
            <text:p>2330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49" calcext:value-type="float">
            <text:p>2330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2" calcext:value-type="float">
            <text:p>2330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3" calcext:value-type="float">
            <text:p>2330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4" calcext:value-type="float">
            <text:p>2330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5" calcext:value-type="float">
            <text:p>2330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6" calcext:value-type="float">
            <text:p>2330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7" calcext:value-type="float">
            <text:p>2330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8" calcext:value-type="float">
            <text:p>2330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59" calcext:value-type="float">
            <text:p>2330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0" calcext:value-type="float">
            <text:p>2330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2" calcext:value-type="float">
            <text:p>2330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3" calcext:value-type="float">
            <text:p>2330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4" calcext:value-type="float">
            <text:p>2330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5" calcext:value-type="float">
            <text:p>2330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6" calcext:value-type="float">
            <text:p>2330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7" calcext:value-type="float">
            <text:p>2330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8" calcext:value-type="float">
            <text:p>2330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69" calcext:value-type="float">
            <text:p>2330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2" calcext:value-type="float">
            <text:p>2330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3" calcext:value-type="float">
            <text:p>2330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4" calcext:value-type="float">
            <text:p>2330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5" calcext:value-type="float">
            <text:p>2330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6" calcext:value-type="float">
            <text:p>2330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7" calcext:value-type="float">
            <text:p>2330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78" calcext:value-type="float">
            <text:p>2330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0" calcext:value-type="float">
            <text:p>2330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2" calcext:value-type="float">
            <text:p>2330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3" calcext:value-type="float">
            <text:p>2330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4" calcext:value-type="float">
            <text:p>2330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5" calcext:value-type="float">
            <text:p>2330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6" calcext:value-type="float">
            <text:p>2330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7" calcext:value-type="float">
            <text:p>2330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89" calcext:value-type="float">
            <text:p>2330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90" calcext:value-type="float">
            <text:p>2330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91" calcext:value-type="float">
            <text:p>2330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92" calcext:value-type="float">
            <text:p>2330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095" calcext:value-type="float">
            <text:p>2330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05" calcext:value-type="float">
            <text:p>2331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06" calcext:value-type="float">
            <text:p>2331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07" calcext:value-type="float">
            <text:p>2331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10" calcext:value-type="float">
            <text:p>2331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11" calcext:value-type="float">
            <text:p>2331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12" calcext:value-type="float">
            <text:p>2331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14" calcext:value-type="float">
            <text:p>2331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18" calcext:value-type="float">
            <text:p>2331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0" calcext:value-type="float">
            <text:p>2331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2" calcext:value-type="float">
            <text:p>2331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3" calcext:value-type="float">
            <text:p>2331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5" calcext:value-type="float">
            <text:p>2331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6" calcext:value-type="float">
            <text:p>2331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7" calcext:value-type="float">
            <text:p>2331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8" calcext:value-type="float">
            <text:p>2331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29" calcext:value-type="float">
            <text:p>2331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1" calcext:value-type="float">
            <text:p>2331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2" calcext:value-type="float">
            <text:p>2331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3" calcext:value-type="float">
            <text:p>2331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4" calcext:value-type="float">
            <text:p>2331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5" calcext:value-type="float">
            <text:p>2331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8" calcext:value-type="float">
            <text:p>2331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39" calcext:value-type="float">
            <text:p>2331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0" calcext:value-type="float">
            <text:p>2331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1" calcext:value-type="float">
            <text:p>2331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2" calcext:value-type="float">
            <text:p>2331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3" calcext:value-type="float">
            <text:p>2331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4" calcext:value-type="float">
            <text:p>2331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45" calcext:value-type="float">
            <text:p>2331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55" calcext:value-type="float">
            <text:p>2331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56" calcext:value-type="float">
            <text:p>2331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57" calcext:value-type="float">
            <text:p>2331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58" calcext:value-type="float">
            <text:p>2331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0" calcext:value-type="float">
            <text:p>2331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1" calcext:value-type="float">
            <text:p>2331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2" calcext:value-type="float">
            <text:p>2331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3" calcext:value-type="float">
            <text:p>2331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6" calcext:value-type="float">
            <text:p>2331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7" calcext:value-type="float">
            <text:p>2331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8" calcext:value-type="float">
            <text:p>2331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69" calcext:value-type="float">
            <text:p>2331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0" calcext:value-type="float">
            <text:p>2331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1" calcext:value-type="float">
            <text:p>2331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2" calcext:value-type="float">
            <text:p>2331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3" calcext:value-type="float">
            <text:p>2331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4" calcext:value-type="float">
            <text:p>2331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5" calcext:value-type="float">
            <text:p>2331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6" calcext:value-type="float">
            <text:p>2331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79" calcext:value-type="float">
            <text:p>2331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80" calcext:value-type="float">
            <text:p>2331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86" calcext:value-type="float">
            <text:p>2331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87" calcext:value-type="float">
            <text:p>2331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88" calcext:value-type="float">
            <text:p>2331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89" calcext:value-type="float">
            <text:p>2331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0" calcext:value-type="float">
            <text:p>2331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1" calcext:value-type="float">
            <text:p>2331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2" calcext:value-type="float">
            <text:p>2331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3" calcext:value-type="float">
            <text:p>2331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7" calcext:value-type="float">
            <text:p>2331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198" calcext:value-type="float">
            <text:p>2331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0" calcext:value-type="float">
            <text:p>2332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1" calcext:value-type="float">
            <text:p>2332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2" calcext:value-type="float">
            <text:p>2332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3" calcext:value-type="float">
            <text:p>2332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4" calcext:value-type="float">
            <text:p>2332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5" calcext:value-type="float">
            <text:p>2332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7" calcext:value-type="float">
            <text:p>2332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08" calcext:value-type="float">
            <text:p>2332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1" calcext:value-type="float">
            <text:p>2332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2" calcext:value-type="float">
            <text:p>2332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3" calcext:value-type="float">
            <text:p>2332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4" calcext:value-type="float">
            <text:p>2332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5" calcext:value-type="float">
            <text:p>2332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6" calcext:value-type="float">
            <text:p>2332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8" calcext:value-type="float">
            <text:p>2332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19" calcext:value-type="float">
            <text:p>2332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2" calcext:value-type="float">
            <text:p>2332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4" calcext:value-type="float">
            <text:p>2332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5" calcext:value-type="float">
            <text:p>2332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6" calcext:value-type="float">
            <text:p>2332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7" calcext:value-type="float">
            <text:p>2332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8" calcext:value-type="float">
            <text:p>2332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29" calcext:value-type="float">
            <text:p>2332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30" calcext:value-type="float">
            <text:p>2332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31" calcext:value-type="float">
            <text:p>2332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36" calcext:value-type="float">
            <text:p>2332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38" calcext:value-type="float">
            <text:p>2332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39" calcext:value-type="float">
            <text:p>2332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0" calcext:value-type="float">
            <text:p>2332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1" calcext:value-type="float">
            <text:p>2332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3" calcext:value-type="float">
            <text:p>2332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4" calcext:value-type="float">
            <text:p>2332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5" calcext:value-type="float">
            <text:p>2332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6" calcext:value-type="float">
            <text:p>2332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7" calcext:value-type="float">
            <text:p>2332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8" calcext:value-type="float">
            <text:p>2332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49" calcext:value-type="float">
            <text:p>2332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0" calcext:value-type="float">
            <text:p>2332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1" calcext:value-type="float">
            <text:p>2332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2" calcext:value-type="float">
            <text:p>2332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3" calcext:value-type="float">
            <text:p>2332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4" calcext:value-type="float">
            <text:p>2332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5" calcext:value-type="float">
            <text:p>2332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6" calcext:value-type="float">
            <text:p>2332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7" calcext:value-type="float">
            <text:p>2332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59" calcext:value-type="float">
            <text:p>2332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0" calcext:value-type="float">
            <text:p>2332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1" calcext:value-type="float">
            <text:p>2332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2" calcext:value-type="float">
            <text:p>2332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3" calcext:value-type="float">
            <text:p>2332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4" calcext:value-type="float">
            <text:p>2332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5" calcext:value-type="float">
            <text:p>2332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6" calcext:value-type="float">
            <text:p>2332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7" calcext:value-type="float">
            <text:p>2332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8" calcext:value-type="float">
            <text:p>2332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69" calcext:value-type="float">
            <text:p>2332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0" calcext:value-type="float">
            <text:p>2332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1" calcext:value-type="float">
            <text:p>2332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2" calcext:value-type="float">
            <text:p>2332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3" calcext:value-type="float">
            <text:p>2332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4" calcext:value-type="float">
            <text:p>2332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5" calcext:value-type="float">
            <text:p>2332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6" calcext:value-type="float">
            <text:p>2332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7" calcext:value-type="float">
            <text:p>2332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8" calcext:value-type="float">
            <text:p>2332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79" calcext:value-type="float">
            <text:p>2332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0" calcext:value-type="float">
            <text:p>2332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1" calcext:value-type="float">
            <text:p>2332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2" calcext:value-type="float">
            <text:p>2332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5" calcext:value-type="float">
            <text:p>2332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8" calcext:value-type="float">
            <text:p>2332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89" calcext:value-type="float">
            <text:p>2332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0" calcext:value-type="float">
            <text:p>2332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1" calcext:value-type="float">
            <text:p>2332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2" calcext:value-type="float">
            <text:p>2332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3" calcext:value-type="float">
            <text:p>2332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4" calcext:value-type="float">
            <text:p>2332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5" calcext:value-type="float">
            <text:p>2332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6" calcext:value-type="float">
            <text:p>2332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297" calcext:value-type="float">
            <text:p>2332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0" calcext:value-type="float">
            <text:p>2333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1" calcext:value-type="float">
            <text:p>2333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3" calcext:value-type="float">
            <text:p>2333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5" calcext:value-type="float">
            <text:p>2333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8" calcext:value-type="float">
            <text:p>2333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09" calcext:value-type="float">
            <text:p>2333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10" calcext:value-type="float">
            <text:p>2333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14" calcext:value-type="float">
            <text:p>2333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17" calcext:value-type="float">
            <text:p>2333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19" calcext:value-type="float">
            <text:p>2333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21" calcext:value-type="float">
            <text:p>2333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22" calcext:value-type="float">
            <text:p>2333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25" calcext:value-type="float">
            <text:p>2333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26" calcext:value-type="float">
            <text:p>2333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29" calcext:value-type="float">
            <text:p>2333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1" calcext:value-type="float">
            <text:p>2333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2" calcext:value-type="float">
            <text:p>2333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3" calcext:value-type="float">
            <text:p>2333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4" calcext:value-type="float">
            <text:p>2333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7" calcext:value-type="float">
            <text:p>2333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8" calcext:value-type="float">
            <text:p>2333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39" calcext:value-type="float">
            <text:p>2333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40" calcext:value-type="float">
            <text:p>2333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41" calcext:value-type="float">
            <text:p>2333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42" calcext:value-type="float">
            <text:p>2333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44" calcext:value-type="float">
            <text:p>2333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47" calcext:value-type="float">
            <text:p>2333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52" calcext:value-type="float">
            <text:p>2333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53" calcext:value-type="float">
            <text:p>2333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54" calcext:value-type="float">
            <text:p>2333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55" calcext:value-type="float">
            <text:p>2333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56" calcext:value-type="float">
            <text:p>2333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65" calcext:value-type="float">
            <text:p>2333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66" calcext:value-type="float">
            <text:p>2333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67" calcext:value-type="float">
            <text:p>2333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1" calcext:value-type="float">
            <text:p>2333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2" calcext:value-type="float">
            <text:p>2333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3" calcext:value-type="float">
            <text:p>2333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4" calcext:value-type="float">
            <text:p>2333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5" calcext:value-type="float">
            <text:p>2333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6" calcext:value-type="float">
            <text:p>2333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7" calcext:value-type="float">
            <text:p>2333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8" calcext:value-type="float">
            <text:p>2333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79" calcext:value-type="float">
            <text:p>2333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83" calcext:value-type="float">
            <text:p>2333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85" calcext:value-type="float">
            <text:p>2333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86" calcext:value-type="float">
            <text:p>2333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88" calcext:value-type="float">
            <text:p>2333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89" calcext:value-type="float">
            <text:p>2333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0" calcext:value-type="float">
            <text:p>2333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1" calcext:value-type="float">
            <text:p>2333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4" calcext:value-type="float">
            <text:p>2333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6" calcext:value-type="float">
            <text:p>2333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7" calcext:value-type="float">
            <text:p>2333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8" calcext:value-type="float">
            <text:p>2333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399" calcext:value-type="float">
            <text:p>2333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0" calcext:value-type="float">
            <text:p>2334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1" calcext:value-type="float">
            <text:p>2334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2" calcext:value-type="float">
            <text:p>2334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4" calcext:value-type="float">
            <text:p>2334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5" calcext:value-type="float">
            <text:p>2334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06" calcext:value-type="float">
            <text:p>2334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16" calcext:value-type="float">
            <text:p>2334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17" calcext:value-type="float">
            <text:p>2334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18" calcext:value-type="float">
            <text:p>2334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25" calcext:value-type="float">
            <text:p>2334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27" calcext:value-type="float">
            <text:p>2334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28" calcext:value-type="float">
            <text:p>2334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0" calcext:value-type="float">
            <text:p>2334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1" calcext:value-type="float">
            <text:p>2334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2" calcext:value-type="float">
            <text:p>2334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4" calcext:value-type="float">
            <text:p>2334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8" calcext:value-type="float">
            <text:p>2334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39" calcext:value-type="float">
            <text:p>2334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2" calcext:value-type="float">
            <text:p>2334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5" calcext:value-type="float">
            <text:p>2334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6" calcext:value-type="float">
            <text:p>2334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7" calcext:value-type="float">
            <text:p>2334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8" calcext:value-type="float">
            <text:p>2334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49" calcext:value-type="float">
            <text:p>2334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54" calcext:value-type="float">
            <text:p>2334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58" calcext:value-type="float">
            <text:p>2334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66" calcext:value-type="float">
            <text:p>2334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68" calcext:value-type="float">
            <text:p>2334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69" calcext:value-type="float">
            <text:p>2334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0" calcext:value-type="float">
            <text:p>2334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1" calcext:value-type="float">
            <text:p>2334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3" calcext:value-type="float">
            <text:p>2334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4" calcext:value-type="float">
            <text:p>2334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75" calcext:value-type="float">
            <text:p>2334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82" calcext:value-type="float">
            <text:p>2334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83" calcext:value-type="float">
            <text:p>2334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86" calcext:value-type="float">
            <text:p>2334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91" calcext:value-type="float">
            <text:p>2334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92" calcext:value-type="float">
            <text:p>2334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93" calcext:value-type="float">
            <text:p>2334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94" calcext:value-type="float">
            <text:p>23349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497" calcext:value-type="float">
            <text:p>2334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02" calcext:value-type="float">
            <text:p>2335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03" calcext:value-type="float">
            <text:p>2335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07" calcext:value-type="float">
            <text:p>2335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09" calcext:value-type="float">
            <text:p>2335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13" calcext:value-type="float">
            <text:p>2335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25" calcext:value-type="float">
            <text:p>2335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26" calcext:value-type="float">
            <text:p>2335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36" calcext:value-type="float">
            <text:p>2335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39" calcext:value-type="float">
            <text:p>2335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40" calcext:value-type="float">
            <text:p>2335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46" calcext:value-type="float">
            <text:p>2335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48" calcext:value-type="float">
            <text:p>2335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49" calcext:value-type="float">
            <text:p>2335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53" calcext:value-type="float">
            <text:p>2335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54" calcext:value-type="float">
            <text:p>2335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56" calcext:value-type="float">
            <text:p>2335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58" calcext:value-type="float">
            <text:p>2335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60" calcext:value-type="float">
            <text:p>2335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68" calcext:value-type="float">
            <text:p>2335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70" calcext:value-type="float">
            <text:p>2335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96" calcext:value-type="float">
            <text:p>2335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597" calcext:value-type="float">
            <text:p>2335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00" calcext:value-type="float">
            <text:p>2336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27" calcext:value-type="float">
            <text:p>2336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0" calcext:value-type="float">
            <text:p>2336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1" calcext:value-type="float">
            <text:p>2336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4" calcext:value-type="float">
            <text:p>2336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5" calcext:value-type="float">
            <text:p>2336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7" calcext:value-type="float">
            <text:p>2336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8" calcext:value-type="float">
            <text:p>2336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39" calcext:value-type="float">
            <text:p>2336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0" calcext:value-type="float">
            <text:p>2336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4" calcext:value-type="float">
            <text:p>2336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6" calcext:value-type="float">
            <text:p>2336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7" calcext:value-type="float">
            <text:p>2336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8" calcext:value-type="float">
            <text:p>2336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49" calcext:value-type="float">
            <text:p>2336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50" calcext:value-type="float">
            <text:p>2336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51" calcext:value-type="float">
            <text:p>2336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56" calcext:value-type="float">
            <text:p>2336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59" calcext:value-type="float">
            <text:p>2336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61" calcext:value-type="float">
            <text:p>2336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62" calcext:value-type="float">
            <text:p>2336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65" calcext:value-type="float">
            <text:p>2336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66" calcext:value-type="float">
            <text:p>2336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71" calcext:value-type="float">
            <text:p>2336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72" calcext:value-type="float">
            <text:p>2336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78" calcext:value-type="float">
            <text:p>2336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79" calcext:value-type="float">
            <text:p>2336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81" calcext:value-type="float">
            <text:p>2336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82" calcext:value-type="float">
            <text:p>2336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98" calcext:value-type="float">
            <text:p>2336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699" calcext:value-type="float">
            <text:p>2336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09" calcext:value-type="float">
            <text:p>2337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12" calcext:value-type="float">
            <text:p>2337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16" calcext:value-type="float">
            <text:p>2337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22" calcext:value-type="float">
            <text:p>2337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23" calcext:value-type="float">
            <text:p>2337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25" calcext:value-type="float">
            <text:p>2337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26" calcext:value-type="float">
            <text:p>2337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28" calcext:value-type="float">
            <text:p>2337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0" calcext:value-type="float">
            <text:p>2337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2" calcext:value-type="float">
            <text:p>2337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3" calcext:value-type="float">
            <text:p>2337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4" calcext:value-type="float">
            <text:p>2337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5" calcext:value-type="float">
            <text:p>2337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6" calcext:value-type="float">
            <text:p>2337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7" calcext:value-type="float">
            <text:p>2337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38" calcext:value-type="float">
            <text:p>2337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1" calcext:value-type="float">
            <text:p>2337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2" calcext:value-type="float">
            <text:p>2337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3" calcext:value-type="float">
            <text:p>2337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4" calcext:value-type="float">
            <text:p>2337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5" calcext:value-type="float">
            <text:p>2337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6" calcext:value-type="float">
            <text:p>2337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47" calcext:value-type="float">
            <text:p>2337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0" calcext:value-type="float">
            <text:p>2337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3" calcext:value-type="float">
            <text:p>2337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4" calcext:value-type="float">
            <text:p>2337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5" calcext:value-type="float">
            <text:p>2337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7" calcext:value-type="float">
            <text:p>2337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8" calcext:value-type="float">
            <text:p>2337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59" calcext:value-type="float">
            <text:p>2337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61" calcext:value-type="float">
            <text:p>2337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64" calcext:value-type="float">
            <text:p>2337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66" calcext:value-type="float">
            <text:p>2337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69" calcext:value-type="float">
            <text:p>2337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73" calcext:value-type="float">
            <text:p>2337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74" calcext:value-type="float">
            <text:p>2337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77" calcext:value-type="float">
            <text:p>2337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1" calcext:value-type="float">
            <text:p>2337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3" calcext:value-type="float">
            <text:p>2337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4" calcext:value-type="float">
            <text:p>2337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5" calcext:value-type="float">
            <text:p>2337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6" calcext:value-type="float">
            <text:p>2337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88" calcext:value-type="float">
            <text:p>2337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93" calcext:value-type="float">
            <text:p>2337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95" calcext:value-type="float">
            <text:p>2337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96" calcext:value-type="float">
            <text:p>2337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799" calcext:value-type="float">
            <text:p>2337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02" calcext:value-type="float">
            <text:p>2338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03" calcext:value-type="float">
            <text:p>2338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04" calcext:value-type="float">
            <text:p>2338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08" calcext:value-type="float">
            <text:p>2338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3" calcext:value-type="float">
            <text:p>2338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4" calcext:value-type="float">
            <text:p>2338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5" calcext:value-type="float">
            <text:p>2338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6" calcext:value-type="float">
            <text:p>2338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7" calcext:value-type="float">
            <text:p>2338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8" calcext:value-type="float">
            <text:p>2338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19" calcext:value-type="float">
            <text:p>2338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20" calcext:value-type="float">
            <text:p>2338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21" calcext:value-type="float">
            <text:p>2338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31" calcext:value-type="float">
            <text:p>2338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32" calcext:value-type="float">
            <text:p>2338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39" calcext:value-type="float">
            <text:p>23383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1" calcext:value-type="float">
            <text:p>2338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3" calcext:value-type="float">
            <text:p>2338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4" calcext:value-type="float">
            <text:p>2338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6" calcext:value-type="float">
            <text:p>2338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7" calcext:value-type="float">
            <text:p>2338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8" calcext:value-type="float">
            <text:p>2338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49" calcext:value-type="float">
            <text:p>2338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50" calcext:value-type="float">
            <text:p>2338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54" calcext:value-type="float">
            <text:p>2338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57" calcext:value-type="float">
            <text:p>2338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2" calcext:value-type="float">
            <text:p>2338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3" calcext:value-type="float">
            <text:p>2338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4" calcext:value-type="float">
            <text:p>2338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5" calcext:value-type="float">
            <text:p>2338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7" calcext:value-type="float">
            <text:p>23386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69" calcext:value-type="float">
            <text:p>2338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0" calcext:value-type="float">
            <text:p>2338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1" calcext:value-type="float">
            <text:p>23387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4" calcext:value-type="float">
            <text:p>2338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5" calcext:value-type="float">
            <text:p>2338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6" calcext:value-type="float">
            <text:p>2338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77" calcext:value-type="float">
            <text:p>2338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82" calcext:value-type="float">
            <text:p>2338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95" calcext:value-type="float">
            <text:p>2338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96" calcext:value-type="float">
            <text:p>2338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98" calcext:value-type="float">
            <text:p>2338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899" calcext:value-type="float">
            <text:p>2338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04" calcext:value-type="float">
            <text:p>2339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05" calcext:value-type="float">
            <text:p>2339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06" calcext:value-type="float">
            <text:p>2339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07" calcext:value-type="float">
            <text:p>2339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09" calcext:value-type="float">
            <text:p>2339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0" calcext:value-type="float">
            <text:p>23391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1" calcext:value-type="float">
            <text:p>2339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2" calcext:value-type="float">
            <text:p>2339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3" calcext:value-type="float">
            <text:p>2339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4" calcext:value-type="float">
            <text:p>23391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6" calcext:value-type="float">
            <text:p>2339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8" calcext:value-type="float">
            <text:p>2339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19" calcext:value-type="float">
            <text:p>2339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0" calcext:value-type="float">
            <text:p>2339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1" calcext:value-type="float">
            <text:p>2339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2" calcext:value-type="float">
            <text:p>2339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3" calcext:value-type="float">
            <text:p>2339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4" calcext:value-type="float">
            <text:p>2339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8" calcext:value-type="float">
            <text:p>2339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29" calcext:value-type="float">
            <text:p>2339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30" calcext:value-type="float">
            <text:p>2339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31" calcext:value-type="float">
            <text:p>2339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34" calcext:value-type="float">
            <text:p>2339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35" calcext:value-type="float">
            <text:p>2339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38" calcext:value-type="float">
            <text:p>2339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0" calcext:value-type="float">
            <text:p>23394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2" calcext:value-type="float">
            <text:p>2339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3" calcext:value-type="float">
            <text:p>2339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5" calcext:value-type="float">
            <text:p>2339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6" calcext:value-type="float">
            <text:p>23394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7" calcext:value-type="float">
            <text:p>2339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48" calcext:value-type="float">
            <text:p>2339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58" calcext:value-type="float">
            <text:p>2339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59" calcext:value-type="float">
            <text:p>2339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62" calcext:value-type="float">
            <text:p>2339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65" calcext:value-type="float">
            <text:p>2339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68" calcext:value-type="float">
            <text:p>2339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69" calcext:value-type="float">
            <text:p>2339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0" calcext:value-type="float">
            <text:p>23397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3" calcext:value-type="float">
            <text:p>23397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5" calcext:value-type="float">
            <text:p>2339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7" calcext:value-type="float">
            <text:p>2339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8" calcext:value-type="float">
            <text:p>2339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79" calcext:value-type="float">
            <text:p>2339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1" calcext:value-type="float">
            <text:p>2339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2" calcext:value-type="float">
            <text:p>2339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3" calcext:value-type="float">
            <text:p>2339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4" calcext:value-type="float">
            <text:p>2339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5" calcext:value-type="float">
            <text:p>2339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6" calcext:value-type="float">
            <text:p>2339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7" calcext:value-type="float">
            <text:p>2339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88" calcext:value-type="float">
            <text:p>2339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95" calcext:value-type="float">
            <text:p>2339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97" calcext:value-type="float">
            <text:p>2339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98" calcext:value-type="float">
            <text:p>2339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3999" calcext:value-type="float">
            <text:p>23399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1" calcext:value-type="float">
            <text:p>2340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2" calcext:value-type="float">
            <text:p>2340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4" calcext:value-type="float">
            <text:p>23400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6" calcext:value-type="float">
            <text:p>2340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7" calcext:value-type="float">
            <text:p>2340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09" calcext:value-type="float">
            <text:p>2340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1" calcext:value-type="float">
            <text:p>2340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2" calcext:value-type="float">
            <text:p>2340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3" calcext:value-type="float">
            <text:p>2340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5" calcext:value-type="float">
            <text:p>2340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6" calcext:value-type="float">
            <text:p>2340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8" calcext:value-type="float">
            <text:p>2340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19" calcext:value-type="float">
            <text:p>2340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0" calcext:value-type="float">
            <text:p>2340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1" calcext:value-type="float">
            <text:p>2340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2" calcext:value-type="float">
            <text:p>2340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3" calcext:value-type="float">
            <text:p>2340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5" calcext:value-type="float">
            <text:p>2340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6" calcext:value-type="float">
            <text:p>2340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27" calcext:value-type="float">
            <text:p>2340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32" calcext:value-type="float">
            <text:p>2340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33" calcext:value-type="float">
            <text:p>2340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34" calcext:value-type="float">
            <text:p>2340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35" calcext:value-type="float">
            <text:p>2340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36" calcext:value-type="float">
            <text:p>2340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1" calcext:value-type="float">
            <text:p>2340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2" calcext:value-type="float">
            <text:p>23404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4" calcext:value-type="float">
            <text:p>23404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5" calcext:value-type="float">
            <text:p>2340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7" calcext:value-type="float">
            <text:p>2340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49" calcext:value-type="float">
            <text:p>2340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50" calcext:value-type="float">
            <text:p>2340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52" calcext:value-type="float">
            <text:p>2340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54" calcext:value-type="float">
            <text:p>2340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55" calcext:value-type="float">
            <text:p>2340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66" calcext:value-type="float">
            <text:p>23406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68" calcext:value-type="float">
            <text:p>23406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69" calcext:value-type="float">
            <text:p>23406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2" calcext:value-type="float">
            <text:p>23407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4" calcext:value-type="float">
            <text:p>23407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5" calcext:value-type="float">
            <text:p>23407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6" calcext:value-type="float">
            <text:p>23407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7" calcext:value-type="float">
            <text:p>23407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8" calcext:value-type="float">
            <text:p>23407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79" calcext:value-type="float">
            <text:p>2340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0" calcext:value-type="float">
            <text:p>23408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1" calcext:value-type="float">
            <text:p>23408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2" calcext:value-type="float">
            <text:p>23408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3" calcext:value-type="float">
            <text:p>23408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4" calcext:value-type="float">
            <text:p>23408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6" calcext:value-type="float">
            <text:p>23408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7" calcext:value-type="float">
            <text:p>23408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8" calcext:value-type="float">
            <text:p>2340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89" calcext:value-type="float">
            <text:p>2340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0" calcext:value-type="float">
            <text:p>23409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1" calcext:value-type="float">
            <text:p>23409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2" calcext:value-type="float">
            <text:p>23409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3" calcext:value-type="float">
            <text:p>23409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5" calcext:value-type="float">
            <text:p>23409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7" calcext:value-type="float">
            <text:p>2340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098" calcext:value-type="float">
            <text:p>23409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00" calcext:value-type="float">
            <text:p>2341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02" calcext:value-type="float">
            <text:p>2341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03" calcext:value-type="float">
            <text:p>2341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05" calcext:value-type="float">
            <text:p>2341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07" calcext:value-type="float">
            <text:p>2341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1" calcext:value-type="float">
            <text:p>23411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2" calcext:value-type="float">
            <text:p>23411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3" calcext:value-type="float">
            <text:p>23411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5" calcext:value-type="float">
            <text:p>2341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6" calcext:value-type="float">
            <text:p>2341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7" calcext:value-type="float">
            <text:p>2341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8" calcext:value-type="float">
            <text:p>23411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19" calcext:value-type="float">
            <text:p>23411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0" calcext:value-type="float">
            <text:p>23412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1" calcext:value-type="float">
            <text:p>23412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2" calcext:value-type="float">
            <text:p>23412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3" calcext:value-type="float">
            <text:p>23412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4" calcext:value-type="float">
            <text:p>23412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5" calcext:value-type="float">
            <text:p>2341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6" calcext:value-type="float">
            <text:p>2341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28" calcext:value-type="float">
            <text:p>2341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0" calcext:value-type="float">
            <text:p>2341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1" calcext:value-type="float">
            <text:p>2341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2" calcext:value-type="float">
            <text:p>2341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4" calcext:value-type="float">
            <text:p>23413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5" calcext:value-type="float">
            <text:p>2341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36" calcext:value-type="float">
            <text:p>2341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47" calcext:value-type="float">
            <text:p>2341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48" calcext:value-type="float">
            <text:p>2341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49" calcext:value-type="float">
            <text:p>23414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0" calcext:value-type="float">
            <text:p>23415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1" calcext:value-type="float">
            <text:p>23415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2" calcext:value-type="float">
            <text:p>23415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3" calcext:value-type="float">
            <text:p>23415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4" calcext:value-type="float">
            <text:p>23415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5" calcext:value-type="float">
            <text:p>23415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6" calcext:value-type="float">
            <text:p>23415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7" calcext:value-type="float">
            <text:p>23415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8" calcext:value-type="float">
            <text:p>23415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59" calcext:value-type="float">
            <text:p>23415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0" calcext:value-type="float">
            <text:p>23416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1" calcext:value-type="float">
            <text:p>23416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2" calcext:value-type="float">
            <text:p>23416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3" calcext:value-type="float">
            <text:p>23416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4" calcext:value-type="float">
            <text:p>234164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65" calcext:value-type="float">
            <text:p>23416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79" calcext:value-type="float">
            <text:p>23417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85" calcext:value-type="float">
            <text:p>23418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88" calcext:value-type="float">
            <text:p>23418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89" calcext:value-type="float">
            <text:p>23418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96" calcext:value-type="float">
            <text:p>23419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197" calcext:value-type="float">
            <text:p>23419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0" calcext:value-type="float">
            <text:p>23420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1" calcext:value-type="float">
            <text:p>23420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2" calcext:value-type="float">
            <text:p>23420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3" calcext:value-type="float">
            <text:p>23420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5" calcext:value-type="float">
            <text:p>23420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6" calcext:value-type="float">
            <text:p>23420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7" calcext:value-type="float">
            <text:p>23420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8" calcext:value-type="float">
            <text:p>23420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09" calcext:value-type="float">
            <text:p>23420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15" calcext:value-type="float">
            <text:p>23421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16" calcext:value-type="float">
            <text:p>23421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17" calcext:value-type="float">
            <text:p>23421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25" calcext:value-type="float">
            <text:p>23422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26" calcext:value-type="float">
            <text:p>23422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27" calcext:value-type="float">
            <text:p>23422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28" calcext:value-type="float">
            <text:p>23422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29" calcext:value-type="float">
            <text:p>234229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0" calcext:value-type="float">
            <text:p>234230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1" calcext:value-type="float">
            <text:p>23423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2" calcext:value-type="float">
            <text:p>234232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3" calcext:value-type="float">
            <text:p>23423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5" calcext:value-type="float">
            <text:p>23423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6" calcext:value-type="float">
            <text:p>234236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7" calcext:value-type="float">
            <text:p>23423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38" calcext:value-type="float">
            <text:p>23423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41" calcext:value-type="float">
            <text:p>234241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43" calcext:value-type="float">
            <text:p>234243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45" calcext:value-type="float">
            <text:p>234245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47" calcext:value-type="float">
            <text:p>234247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float" office:value="234248" calcext:value-type="float">
            <text:p>234248</text:p>
          </table:table-cell>
          <table:table-cell office:value-type="string" calcext:value-type="string">
            <text:p>primaire_select</text:p>
          </table:table-cell>
          <table:table-cell office:value-type="string" calcext:value-type="string">
            <text:p>prim_connait_ecol_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4:41:05.072315848</meta:creation-date>
    <dc:date>2022-05-12T14:45:44.789728935</dc:date>
    <meta:editing-duration>PT4M40S</meta:editing-duration>
    <meta:editing-cycles>2</meta:editing-cycles>
    <meta:generator>LibreOffice/6.4.7.2$Linux_X86_64 LibreOffice_project/40$Build-2</meta:generator>
    <meta:document-statistic meta:table-count="1" meta:cell-count="5043" meta:object-count="0"/>
  </office:meta>
</office:document-meta>
</file>